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D000000E4B0E986BD.png" manifest:media-type=""/>
  <manifest:file-entry manifest:full-path="Pictures/10000000000000DD000000D34930F60F.png" manifest:media-type=""/>
  <manifest:file-entry manifest:full-path="Pictures/100000000000055700000543AF7AB55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32cm"/>
    </style:style>
    <style:style style:name="gr5" style:family="graphic" style:parent-style-name="standard">
      <style:graphic-properties draw:stroke="none" draw:fill="none" fo:min-height="0.0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none" draw:fill-color="#ffffff" fo:min-height="0.246cm"/>
    </style:style>
    <style:style style:name="P1" style:family="paragraph">
      <style:paragraph-properties fo:text-align="center"/>
    </style:style>
    <style:style style:name="P2" style:family="paragraph">
      <style:text-properties style:font-name="Arial1" fo:font-size="8pt" style:font-size-asian="8pt" style:font-size-complex="8pt"/>
    </style:style>
    <style:style style:name="P3" style:family="paragraph">
      <style:text-properties style:font-name="Arial1" fo:font-size="12pt" style:font-size-asian="12pt" style:font-size-complex="12pt"/>
    </style:style>
    <style:style style:name="P4" style:family="paragraph">
      <style:text-properties style:font-name="Courier 10 Pitch1" fo:font-size="8pt" style:font-size-asian="8pt" style:font-size-complex="8pt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>
      <style:text-properties style:font-name="Arial1" fo:font-size="8pt" style:font-size-asian="10pt" style:font-size-complex="10pt"/>
    </style:style>
    <style:style style:name="P9" style:family="paragraph">
      <style:text-properties style:font-name="Arial1" fo:font-size="6pt" style:font-size-asian="6pt" style:font-size-complex="6pt"/>
    </style:style>
    <style:style style:name="P10" style:family="paragraph">
      <style:paragraph-properties fo:text-align="center"/>
      <style:text-properties style:font-name="Arial1" fo:font-size="12pt" style:font-size-asian="12pt" style:font-size-complex="12pt"/>
    </style:style>
    <style:style style:name="T1" style:family="text">
      <style:text-properties style:font-name="Arial1" fo:font-size="8pt" style:font-size-asian="8pt" style:font-size-complex="8pt"/>
    </style:style>
    <style:style style:name="T2" style:family="text">
      <style:text-properties style:text-position="sub 58%" style:font-name="Arial1" fo:font-size="8pt" style:font-size-asian="8pt" style:font-size-complex="8pt"/>
    </style:style>
    <style:style style:name="T3" style:family="text">
      <style:text-properties style:font-name="Arial1" fo:font-size="6pt" style:font-size-asian="6pt" style:font-size-complex="6pt"/>
    </style:style>
    <style:style style:name="T4" style:family="text">
      <style:text-properties style:font-name="Courier 10 Pitch1" fo:font-size="8pt" style:font-size-asian="8pt" style:font-size-complex="8pt"/>
    </style:style>
    <style:style style:name="T5" style:family="text">
      <style:text-properties style:text-outline="false" style:text-line-through-style="none" style:font-name="Arial1" fo:font-size="10pt" fo:language="en" fo:country="US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weight-asian="normal" style:font-name-complex="Lohit Hindi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rial1"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66cm" svg:height="13.253cm" svg:x="4.418cm" svg:y="1.66cm">
          <draw:image xlink:href="Pictures/100000000000055700000543AF7AB55C.png" xlink:type="simple" xlink:show="embed" xlink:actuate="onLoad">
            <text:p/>
          </draw:image>
        </draw:frame>
        <draw:frame draw:style-name="gr1" draw:text-style-name="P1" draw:layer="layout" svg:width="3.27cm" svg:height="3.12cm" svg:x="6.543cm" svg:y="17.254cm">
          <draw:image xlink:href="Pictures/10000000000000DD000000D34930F60F.png" xlink:type="simple" xlink:show="embed" xlink:actuate="onLoad">
            <text:p/>
          </draw:image>
        </draw:frame>
        <draw:frame draw:style-name="gr2" draw:text-style-name="P2" draw:layer="layout" svg:width="0.892cm" svg:height="0.613cm" svg:x="5.449cm" svg:y="20.387cm">
          <draw:text-box>
            <text:p><text:span text:style-name="T1">Ac</text:span></text:p>
          </draw:text-box>
        </draw:frame>
        <draw:frame draw:style-name="gr2" draw:text-style-name="P2" draw:layer="layout" svg:width="0.997cm" svg:height="0.664cm" svg:x="5.63cm" svg:y="20.719cm">
          <draw:text-box>
            <text:p><text:span text:style-name="T1">T</text:span><text:span text:style-name="T2">3</text:span></text:p>
          </draw:text-box>
        </draw:frame>
        <draw:frame draw:style-name="gr3" draw:text-style-name="P3" draw:layer="layout" svg:width="1.209cm" svg:height="0.493cm" draw:transform="rotate (1.5707963267949) translate (5.604cm 19.737cm)">
          <draw:text-box>
            <text:p><text:span text:style-name="T3">% input</text:span></text:p>
          </draw:text-box>
        </draw:frame>
        <draw:frame draw:style-name="gr3" draw:text-style-name="P3" draw:layer="layout" svg:width="0.621cm" svg:height="0.493cm" svg:x="5.951cm" svg:y="19.434cm">
          <draw:text-box>
            <text:p><text:span text:style-name="T3">2</text:span></text:p>
          </draw:text-box>
        </draw:frame>
        <draw:frame draw:style-name="gr3" draw:text-style-name="P3" draw:layer="layout" svg:width="0.621cm" svg:height="0.493cm" svg:x="5.952cm" svg:y="18.828cm">
          <draw:text-box>
            <text:p><text:span text:style-name="T3">4</text:span></text:p>
          </draw:text-box>
        </draw:frame>
        <draw:frame draw:style-name="gr3" draw:text-style-name="P3" draw:layer="layout" svg:width="0.621cm" svg:height="0.493cm" svg:x="5.942cm" svg:y="18.286cm">
          <draw:text-box>
            <text:p><text:span text:style-name="T3">6</text:span></text:p>
          </draw:text-box>
        </draw:frame>
        <draw:frame draw:style-name="gr3" draw:text-style-name="P3" draw:layer="layout" svg:width="0.621cm" svg:height="0.493cm" svg:x="5.987cm" svg:y="17.598cm">
          <draw:text-box>
            <text:p><text:span text:style-name="T3">8</text:span></text:p>
          </draw:text-box>
        </draw:frame>
        <draw:frame draw:style-name="gr3" draw:text-style-name="P3" draw:layer="layout" svg:width="0.621cm" svg:height="0.493cm" svg:x="5.952cm" svg:y="20.035cm">
          <draw:text-box>
            <text:p><text:span text:style-name="T3">0</text:span></text:p>
          </draw:text-box>
        </draw:frame>
        <draw:frame draw:style-name="gr3" draw:text-style-name="P3" draw:layer="layout" svg:width="0.739cm" svg:height="0.493cm" svg:x="5.943cm" svg:y="17.02cm">
          <draw:text-box>
            <text:p><text:span text:style-name="T3">10</text:span></text:p>
          </draw:text-box>
        </draw:frame>
        <draw:frame draw:style-name="gr4" draw:text-style-name="P4" draw:layer="layout" svg:width="3.32cm" svg:height="0.921cm" svg:x="6.65cm" svg:y="20.352cm">
          <draw:text-box>
            <text:p><text:span text:style-name="T4">- <text:s text:c="3"/>- <text:s text:c="3"/>+ <text:s text:c="2"/>+</text:span></text:p>
            <text:p><text:span text:style-name="T4">- <text:s text:c="3"/>+ <text:s text:c="3"/>- <text:s text:c="2"/>+</text:span></text:p>
          </draw:text-box>
        </draw:frame>
        <draw:frame draw:style-name="gr2" draw:text-style-name="P2" draw:layer="layout" svg:width="0.997cm" svg:height="0.664cm" svg:x="10.431cm" svg:y="20.419cm">
          <draw:text-box>
            <text:p><text:span text:style-name="T1">T</text:span><text:span text:style-name="T2">3</text:span></text:p>
          </draw:text-box>
        </draw:frame>
        <draw:frame draw:style-name="gr3" draw:text-style-name="P3" draw:layer="layout" svg:width="1.768cm" svg:height="0.493cm" draw:transform="rotate (1.5707963267949) translate (10.405cm 19.737cm)">
          <draw:text-box>
            <text:p><text:span text:style-name="T3">Induction fold</text:span></text:p>
          </draw:text-box>
        </draw:frame>
        <draw:frame draw:style-name="gr3" draw:text-style-name="P3" draw:layer="layout" svg:width="0.739cm" svg:height="0.493cm" svg:x="10.908cm" svg:y="19.634cm">
          <draw:text-box>
            <text:p><text:span text:style-name="T3">20</text:span></text:p>
          </draw:text-box>
        </draw:frame>
        <draw:frame draw:style-name="gr3" draw:text-style-name="P3" draw:layer="layout" svg:width="0.739cm" svg:height="0.493cm" svg:x="10.908cm" svg:y="19.168cm">
          <draw:text-box>
            <text:p><text:span text:style-name="T3">40</text:span></text:p>
          </draw:text-box>
        </draw:frame>
        <draw:frame draw:style-name="gr3" draw:text-style-name="P3" draw:layer="layout" svg:width="0.739cm" svg:height="0.493cm" svg:x="10.908cm" svg:y="18.727cm">
          <draw:text-box>
            <text:p><text:span text:style-name="T3">60</text:span></text:p>
          </draw:text-box>
        </draw:frame>
        <draw:frame draw:style-name="gr3" draw:text-style-name="P3" draw:layer="layout" svg:width="0.739cm" svg:height="0.493cm" svg:x="10.908cm" svg:y="18.298cm">
          <draw:text-box>
            <text:p><text:span text:style-name="T3">80</text:span></text:p>
          </draw:text-box>
        </draw:frame>
        <draw:frame draw:style-name="gr3" draw:text-style-name="P3" draw:layer="layout" svg:width="0.621cm" svg:height="0.493cm" svg:x="11.026cm" svg:y="20.035cm">
          <draw:text-box>
            <text:p><text:span text:style-name="T3">0</text:span></text:p>
          </draw:text-box>
        </draw:frame>
        <draw:frame draw:style-name="gr3" draw:text-style-name="P3" draw:layer="layout" svg:width="0.858cm" svg:height="0.493cm" svg:x="10.789cm" svg:y="17.02cm">
          <draw:text-box>
            <text:p><text:span text:style-name="T3">140</text:span></text:p>
          </draw:text-box>
        </draw:frame>
        <draw:frame draw:style-name="gr4" draw:text-style-name="P4" draw:layer="layout" svg:width="2.225cm" svg:height="0.586cm" svg:x="11.951cm" svg:y="20.352cm">
          <draw:text-box>
            <text:p><text:span text:style-name="T4">- <text:s text:c="6"/>+</text:span></text:p>
          </draw:text-box>
        </draw:frame>
        <draw:frame draw:style-name="gr1" draw:text-style-name="P1" draw:layer="layout" svg:width="2.81cm" svg:height="3.12cm" svg:x="11.494cm" svg:y="17.242cm">
          <draw:image xlink:href="Pictures/10000000000000CD000000E4B0E986BD.png" xlink:type="simple" xlink:show="embed" xlink:actuate="onLoad">
            <text:p/>
          </draw:image>
        </draw:frame>
        <draw:frame draw:style-name="gr3" draw:text-style-name="P3" draw:layer="layout" svg:width="0.858cm" svg:height="0.493cm" svg:x="10.789cm" svg:y="17.87cm">
          <draw:text-box>
            <text:p><text:span text:style-name="T3">100</text:span></text:p>
          </draw:text-box>
        </draw:frame>
        <draw:frame draw:style-name="gr3" draw:text-style-name="P3" draw:layer="layout" svg:width="0.858cm" svg:height="0.493cm" svg:x="10.789cm" svg:y="17.439cm">
          <draw:text-box>
            <text:p><text:span text:style-name="T3">120</text:span></text:p>
          </draw:text-box>
        </draw:frame>
        <draw:frame draw:style-name="gr5" draw:text-style-name="P6" draw:layer="layout" svg:width="1.618cm" svg:height="0.649cm" svg:x="12.377cm" svg:y="17.209cm">
          <draw:text-box>
            <text:p text:style-name="P5"><text:span text:style-name="T5">***</text:span></text:p>
          </draw:text-box>
        </draw:frame>
        <draw:g>
          <draw:line draw:style-name="gr6" draw:text-style-name="P1" draw:layer="layout" svg:x1="12.177cm" svg:y1="17.582cm" svg:x2="13.444cm" svg:y2="17.577cm">
            <text:p/>
          </draw:line>
          <draw:line draw:style-name="gr6" draw:text-style-name="P1" draw:layer="layout" svg:x1="12.195cm" svg:y1="17.536cm" svg:x2="12.195cm" svg:y2="17.619cm">
            <text:p/>
          </draw:line>
          <draw:line draw:style-name="gr6" draw:text-style-name="P1" draw:layer="layout" svg:x1="13.444cm" svg:y1="17.536cm" svg:x2="13.444cm" svg:y2="17.619cm">
            <text:p/>
          </draw:line>
        </draw:g>
        <draw:frame draw:style-name="gr3" draw:text-style-name="P7" draw:layer="layout" svg:width="0.807cm" svg:height="0.729cm" svg:x="1.901cm" svg:y="1.2cm">
          <draw:text-box>
            <text:p><text:span text:style-name="T6">A</text:span></text:p>
          </draw:text-box>
        </draw:frame>
        <draw:frame draw:style-name="gr3" draw:text-style-name="P7" draw:layer="layout" svg:width="0.807cm" svg:height="0.729cm" svg:x="5.193cm" svg:y="16.567cm">
          <draw:text-box>
            <text:p><text:span text:style-name="T6">B</text:span></text:p>
          </draw:text-box>
        </draw:frame>
        <draw:frame draw:style-name="gr3" draw:text-style-name="P7" draw:layer="layout" svg:width="0.807cm" svg:height="0.729cm" svg:x="10.215cm" svg:y="16.567cm">
          <draw:text-box>
            <text:p><text:span text:style-name="T6">C</text:span></text:p>
          </draw:text-box>
        </draw:frame>
        <draw:frame draw:style-name="gr3" draw:text-style-name="P8" draw:layer="layout" svg:width="2.458cm" svg:height="0.573cm" svg:x="2.223cm" svg:y="2.074cm">
          <draw:text-box>
            <text:p><text:span text:style-name="T7">Ensembl genes</text:span></text:p>
          </draw:text-box>
        </draw:frame>
        <draw:frame draw:style-name="gr3" draw:text-style-name="P8" draw:layer="layout" svg:width="2.928cm" svg:height="0.573cm" svg:x="2.224cm" svg:y="2.875cm">
          <draw:text-box>
            <text:p><text:span text:style-name="T7">Novel gene models</text:span></text:p>
          </draw:text-box>
        </draw:frame>
        <draw:frame draw:style-name="gr3" draw:text-style-name="P8" draw:layer="layout" svg:width="1.747cm" svg:height="0.573cm" svg:x="2.225cm" svg:y="3.676cm">
          <draw:text-box>
            <text:p><text:span text:style-name="T7">RNA-PET</text:span></text:p>
          </draw:text-box>
        </draw:frame>
        <draw:frame draw:style-name="gr3" draw:text-style-name="P8" draw:layer="layout" svg:width="2.923cm" svg:height="0.573cm" svg:x="2.225cm" svg:y="9.077cm">
          <draw:text-box>
            <text:p><text:span text:style-name="T7">ChIP-qPCR probes</text:span></text:p>
          </draw:text-box>
        </draw:frame>
        <draw:frame draw:style-name="gr3" draw:text-style-name="P8" draw:layer="layout" svg:width="3.872cm" svg:height="0.573cm" svg:x="2.225cm" svg:y="9.652cm">
          <draw:text-box>
            <text:p><text:span text:style-name="T7">ChIA-PET TR DNA binding</text:span></text:p>
          </draw:text-box>
        </draw:frame>
        <draw:frame draw:style-name="gr3" draw:text-style-name="P2" draw:layer="layout" svg:width="2.475cm" svg:height="0.573cm" svg:x="1.626cm" svg:y="11.942cm">
          <draw:text-box>
            <text:p><text:span text:style-name="T1">Pol-II ChIP-Seq</text:span></text:p>
          </draw:text-box>
        </draw:frame>
        <draw:frame draw:style-name="gr3" draw:text-style-name="P2" draw:layer="layout" svg:width="2.344cm" svg:height="0.573cm" svg:x="1.726cm" svg:y="13.315cm">
          <draw:text-box>
            <text:p><text:span text:style-name="T1">RNA-Seq + T3</text:span></text:p>
          </draw:text-box>
        </draw:frame>
        <draw:frame draw:style-name="gr7" draw:text-style-name="P2" draw:layer="layout" svg:width="2.272cm" svg:height="0.573cm" svg:x="1.718cm" svg:y="14.413cm">
          <draw:text-box>
            <text:p><text:span text:style-name="T1">RNA-Seq - T3</text:span></text:p>
          </draw:text-box>
        </draw:frame>
        <draw:frame draw:style-name="gr3" draw:text-style-name="P9" draw:layer="layout" svg:width="1.704cm" svg:height="0.493cm" svg:x="3.923cm" svg:y="1.375cm">
          <draw:text-box>
            <text:p><text:span text:style-name="T3">scaffold_210</text:span></text:p>
          </draw:text-box>
        </draw:frame>
        <draw:custom-shape draw:style-name="gr8" draw:text-style-name="P1" draw:layer="layout" svg:width="0.299cm" svg:height="0.967cm" svg:x="4.201cm" svg:y="10.176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10" draw:layer="layout" svg:x1="4.484cm" svg:y1="10.982cm" svg:x2="4.484cm" svg:y2="10.232cm">
            <text:p/>
          </draw:line>
          <draw:line draw:style-name="gr9" draw:text-style-name="P10" draw:layer="layout" svg:x1="4.338cm" svg:y1="10.989cm" svg:x2="4.484cm" svg:y2="10.989cm">
            <text:p/>
          </draw:line>
          <draw:line draw:style-name="gr9" draw:text-style-name="P10" draw:layer="layout" svg:x1="4.338cm" svg:y1="10.232cm" svg:x2="4.484cm" svg:y2="10.232cm">
            <text:p/>
          </draw:line>
          <draw:line draw:style-name="gr9" draw:text-style-name="P10" draw:layer="layout" svg:x1="4.328cm" svg:y1="10.614cm" svg:x2="4.474cm" svg:y2="10.614cm">
            <text:p/>
          </draw:line>
        </draw:g>
        <draw:frame draw:style-name="gr10" draw:text-style-name="P9" draw:layer="layout" svg:width="0.255cm" svg:height="0.735cm" svg:x="3.987cm" svg:y="10.025cm">
          <draw:text-box>
            <text:p><text:span text:style-name="T3">20</text:span></text:p>
          </draw:text-box>
        </draw:frame>
        <draw:frame draw:style-name="gr10" draw:text-style-name="P9" draw:layer="layout" svg:width="0.255cm" svg:height="0.496cm" svg:x="4.088cm" svg:y="10.652cm">
          <draw:text-box>
            <text:p><text:span text:style-name="T3">0</text:span></text:p>
          </draw:text-box>
        </draw:frame>
        <draw:custom-shape draw:style-name="gr8" draw:text-style-name="P1" draw:layer="layout" svg:width="0.484cm" svg:height="0.967cm" svg:x="4.017cm" svg:y="11.866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10" draw:layer="layout" svg:x1="4.485cm" svg:y1="12.672cm" svg:x2="4.485cm" svg:y2="11.922cm">
            <text:p/>
          </draw:line>
          <draw:line draw:style-name="gr9" draw:text-style-name="P10" draw:layer="layout" svg:x1="4.339cm" svg:y1="12.679cm" svg:x2="4.485cm" svg:y2="12.679cm">
            <text:p/>
          </draw:line>
          <draw:line draw:style-name="gr9" draw:text-style-name="P10" draw:layer="layout" svg:x1="4.339cm" svg:y1="11.922cm" svg:x2="4.485cm" svg:y2="11.922cm">
            <text:p/>
          </draw:line>
          <draw:line draw:style-name="gr9" draw:text-style-name="P10" draw:layer="layout" svg:x1="4.329cm" svg:y1="12.304cm" svg:x2="4.475cm" svg:y2="12.304cm">
            <text:p/>
          </draw:line>
        </draw:g>
        <draw:frame draw:style-name="gr10" draw:text-style-name="P9" draw:layer="layout" svg:width="0.255cm" svg:height="0.735cm" svg:x="3.988cm" svg:y="11.715cm">
          <draw:text-box>
            <text:p><text:span text:style-name="T3">55</text:span></text:p>
          </draw:text-box>
        </draw:frame>
        <draw:frame draw:style-name="gr10" draw:text-style-name="P9" draw:layer="layout" svg:width="0.255cm" svg:height="0.496cm" svg:x="4.089cm" svg:y="12.253cm">
          <draw:text-box>
            <text:p><text:span text:style-name="T3">0</text:span></text:p>
          </draw:text-box>
        </draw:frame>
        <draw:custom-shape draw:style-name="gr8" draw:text-style-name="P1" draw:layer="layout" svg:width="0.558cm" svg:height="0.967cm" svg:x="3.943cm" svg:y="13.301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10" draw:layer="layout" svg:x1="4.486cm" svg:y1="14.107cm" svg:x2="4.486cm" svg:y2="13.357cm">
            <text:p/>
          </draw:line>
          <draw:line draw:style-name="gr9" draw:text-style-name="P10" draw:layer="layout" svg:x1="4.34cm" svg:y1="14.114cm" svg:x2="4.486cm" svg:y2="14.114cm">
            <text:p/>
          </draw:line>
          <draw:line draw:style-name="gr9" draw:text-style-name="P10" draw:layer="layout" svg:x1="4.34cm" svg:y1="13.357cm" svg:x2="4.486cm" svg:y2="13.357cm">
            <text:p/>
          </draw:line>
          <draw:line draw:style-name="gr9" draw:text-style-name="P10" draw:layer="layout" svg:x1="4.33cm" svg:y1="13.739cm" svg:x2="4.476cm" svg:y2="13.739cm">
            <text:p/>
          </draw:line>
        </draw:g>
        <draw:frame draw:style-name="gr10" draw:text-style-name="P9" draw:layer="layout" svg:width="0.992cm" svg:height="0.496cm" svg:x="3.564cm" svg:y="13.15cm">
          <draw:text-box>
            <text:p><text:span text:style-name="T3">2000</text:span></text:p>
          </draw:text-box>
        </draw:frame>
        <draw:frame draw:style-name="gr10" draw:text-style-name="P9" draw:layer="layout" svg:width="1.103cm" svg:height="0.496cm" svg:x="3.523cm" svg:y="13.851cm">
          <draw:text-box>
            <text:p><text:span text:style-name="T3">-2000</text:span></text:p>
          </draw:text-box>
        </draw:frame>
        <draw:frame draw:style-name="gr10" draw:text-style-name="P9" draw:layer="layout" svg:width="0.255cm" svg:height="0.496cm" svg:x="4.171cm" svg:y="13.506cm">
          <draw:text-box>
            <text:p><text:span text:style-name="T3">0</text:span></text:p>
          </draw:text-box>
        </draw:frame>
        <draw:custom-shape draw:style-name="gr8" draw:text-style-name="P1" draw:layer="layout" svg:width="0.558cm" svg:height="0.967cm" svg:x="3.936cm" svg:y="14.399cm">
          <text:p/>
          <draw:enhanced-geometry svg:viewBox="0 0 21600 21600" draw:type="rectangle" draw:enhanced-path="M 0 0 L 21600 0 21600 21600 0 21600 0 0 Z N"/>
        </draw:custom-shape>
        <draw:g>
          <draw:line draw:style-name="gr9" draw:text-style-name="P10" draw:layer="layout" svg:x1="4.478cm" svg:y1="15.205cm" svg:x2="4.478cm" svg:y2="14.455cm">
            <text:p/>
          </draw:line>
          <draw:line draw:style-name="gr9" draw:text-style-name="P10" draw:layer="layout" svg:x1="4.332cm" svg:y1="15.212cm" svg:x2="4.478cm" svg:y2="15.212cm">
            <text:p/>
          </draw:line>
          <draw:line draw:style-name="gr9" draw:text-style-name="P10" draw:layer="layout" svg:x1="4.332cm" svg:y1="14.455cm" svg:x2="4.478cm" svg:y2="14.455cm">
            <text:p/>
          </draw:line>
          <draw:line draw:style-name="gr9" draw:text-style-name="P10" draw:layer="layout" svg:x1="4.322cm" svg:y1="14.837cm" svg:x2="4.468cm" svg:y2="14.837cm">
            <text:p/>
          </draw:line>
        </draw:g>
        <draw:frame draw:style-name="gr10" draw:text-style-name="P9" draw:layer="layout" svg:width="0.992cm" svg:height="0.496cm" svg:x="3.565cm" svg:y="14.216cm">
          <draw:text-box>
            <text:p><text:span text:style-name="T3">2000</text:span></text:p>
          </draw:text-box>
        </draw:frame>
        <draw:frame draw:style-name="gr10" draw:text-style-name="P9" draw:layer="layout" svg:width="1.103cm" svg:height="0.496cm" svg:x="3.466cm" svg:y="14.849cm">
          <draw:text-box>
            <text:p><text:span text:style-name="T3">-2000</text:span></text:p>
          </draw:text-box>
        </draw:frame>
        <draw:frame draw:style-name="gr10" draw:text-style-name="P9" draw:layer="layout" svg:width="0.255cm" svg:height="0.496cm" svg:x="4.164cm" svg:y="14.604cm">
          <draw:text-box>
            <text:p><text:span text:style-name="T3">0</text:span></text:p>
          </draw:text-box>
        </draw:frame>
        <draw:g>
          <draw:line draw:style-name="gr9" draw:text-style-name="P10" draw:layer="layout" svg:x1="4.486cm" svg:y1="13.942cm" svg:x2="4.486cm" svg:y2="13.524cm">
            <text:p/>
          </draw:line>
          <draw:line draw:style-name="gr9" draw:text-style-name="P10" draw:layer="layout" svg:x1="4.427cm" svg:y1="13.946cm" svg:x2="4.486cm" svg:y2="13.946cm">
            <text:p/>
          </draw:line>
          <draw:line draw:style-name="gr9" draw:text-style-name="P10" draw:layer="layout" svg:x1="4.427cm" svg:y1="13.524cm" svg:x2="4.486cm" svg:y2="13.524cm">
            <text:p/>
          </draw:line>
          <draw:line draw:style-name="gr9" draw:text-style-name="P10" draw:layer="layout" svg:x1="4.423cm" svg:y1="13.737cm" svg:x2="4.482cm" svg:y2="13.737cm">
            <text:p/>
          </draw:line>
        </draw:g>
        <draw:g>
          <draw:line draw:style-name="gr9" draw:text-style-name="P10" draw:layer="layout" svg:x1="4.478cm" svg:y1="15.043cm" svg:x2="4.478cm" svg:y2="14.625cm">
            <text:p/>
          </draw:line>
          <draw:line draw:style-name="gr9" draw:text-style-name="P10" draw:layer="layout" svg:x1="4.419cm" svg:y1="15.047cm" svg:x2="4.478cm" svg:y2="15.047cm">
            <text:p/>
          </draw:line>
          <draw:line draw:style-name="gr9" draw:text-style-name="P10" draw:layer="layout" svg:x1="4.419cm" svg:y1="14.625cm" svg:x2="4.478cm" svg:y2="14.625cm">
            <text:p/>
          </draw:line>
          <draw:line draw:style-name="gr9" draw:text-style-name="P10" draw:layer="layout" svg:x1="4.415cm" svg:y1="14.838cm" svg:x2="4.474cm" svg:y2="14.838cm">
            <text:p/>
          </draw:line>
        </draw:g>
        <draw:frame draw:style-name="gr5" draw:text-style-name="P6" draw:layer="layout" svg:width="1.618cm" svg:height="0.649cm" svg:x="8.63cm" svg:y="17.198cm">
          <draw:text-box>
            <text:p text:style-name="P5"><text:span text:style-name="T5">**</text:span></text:p>
          </draw:text-box>
        </draw:frame>
        <draw:g>
          <draw:line draw:style-name="gr6" draw:text-style-name="P1" draw:layer="layout" svg:x1="8.617cm" svg:y1="17.583cm" svg:x2="9.358cm" svg:y2="17.578cm">
            <text:p/>
          </draw:line>
          <draw:line draw:style-name="gr6" draw:text-style-name="P1" draw:layer="layout" svg:x1="8.628cm" svg:y1="17.537cm" svg:x2="8.628cm" svg:y2="17.62cm">
            <text:p/>
          </draw:line>
          <draw:line draw:style-name="gr6" draw:text-style-name="P1" draw:layer="layout" svg:x1="9.358cm" svg:y1="17.537cm" svg:x2="9.358cm" svg:y2="17.62cm">
            <text:p/>
          </draw:line>
        </draw:g>
        <draw:frame draw:style-name="gr3" draw:text-style-name="P9" draw:layer="layout" svg:width="0.963cm" svg:height="0.493cm" svg:x="5.981cm" svg:y="1.823cm">
          <draw:text-box>
            <text:p><text:span text:style-name="T3">860k</text:span></text:p>
          </draw:text-box>
        </draw:frame>
        <draw:frame draw:style-name="gr3" draw:text-style-name="P9" draw:layer="layout" svg:width="0.963cm" svg:height="0.493cm" svg:x="10.407cm" svg:y="1.823cm">
          <draw:text-box>
            <text:p><text:span text:style-name="T3">880k</text:span></text:p>
          </draw:text-box>
        </draw:frame>
        <draw:frame draw:style-name="gr3" draw:text-style-name="P9" draw:layer="layout" svg:width="0.963cm" svg:height="0.493cm" svg:x="14.802cm" svg:y="1.823cm">
          <draw:text-box>
            <text:p><text:span text:style-name="T3">900k</text:span></text:p>
          </draw:text-box>
        </draw:frame>
        <draw:frame draw:style-name="gr3" draw:layer="layout" svg:width="2.09cm" svg:height="0.962cm" svg:x="9.455cm" svg:y="23.977cm">
          <draw:text-box>
            <text:p>Fig. 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</meta:initial-creator>
    <meta:creation-date>2012-06-19T16:29:19</meta:creation-date>
    <dc:date>2014-04-24T11:00:10.742318886</dc:date>
    <meta:editing-duration>PT2H22S</meta:editing-duration>
    <meta:editing-cycles>24</meta:editing-cycles>
    <meta:generator>LibreOffice/4.1.3.2$Linux_X86_64 LibreOffice_project/410m0$Build-2</meta:generator>
    <meta:printed-by>nick </meta:printed-by>
    <meta:print-date>2012-06-19T16:40:01</meta:print-date>
    <dc:creator>Alexis GRIMALDI</dc:creator>
    <meta:document-statistic meta:object-count="94"/>
  </office:meta>
</office:document-meta>
</file>